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2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3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Aplicaciones Ofimáticas (Office Applications)</text:span><text:span text:style-name="T2"><text:line-break/></text:span><text:span text:style-name="T3">Unit 02. Assessable activities 01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hors: Sergi García Barea, Gloria Muñoz González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5"><text:span text:style-name="T6">Licence</text:span></text:p>
      <text:p text:style-name="P7"/>
      <text:p text:style-name="P6"><text:span text:style-name="T7">Recognition - Non-comercial - ShareAlike </text:span><text:span text:style-name="T8">(BY-NC-SA): Commercial use of the original work or possible derivative works is not allowed, the distribution of which must be done with a licence equal to that which regulates the original work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e</text:span></text:p>
      <text:p text:style-name="P8">Throughout this topic different symbols will be used to distinguish important elements within the content. These symbols are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tention</text:span></text:p>
      <text:p text:style-name="P11"><text:s/></text:p>
      <text:p text:style-name="P10"><text:span text:style-name="T9"><text:s/>💬</text:span> <text:span text:style-name="T10">Interesting</text:span></text:p>
      <text:p text:style-name="P1"/>
      <text:p text:style-name="P12"><text:soft-page-break/><text:span text:style-name="T9"><text:s/>📕 </text:span><text:span text:style-name="T10">To submit</text:span></text:p>
      <text:p text:style-name="P13"><text:span text:style-name="T13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6">Deadline</text:span></text:a><text:span text:style-name="T16"><text:tab/>3</text:span></text:p>
          <text:p text:style-name="P15"><text:a xlink:type="simple" xlink:href="#_9maybllx2a09" text:style-name="Index_20_Link" text:visited-style-name="Index_20_Link"><text:span text:style-name="T16">Observations prior to carrying out assessable tasks</text:span></text:a><text:span text:style-name="T16"><text:tab/>3</text:span></text:p>
          <text:p text:style-name="P16"><text:a xlink:type="simple" xlink:href="#_mddm13ai61n6" text:style-name="Index_20_Link" text:visited-style-name="Index_20_Link"><text:span text:style-name="T16">Exercise 01</text:span></text:a><text:span text:style-name="T16"><text:tab/>3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4">Unit 02. Assessable activities 01</text:span></text:p>
      <text:list xml:id="list3213858964" text:style-name="WWNum3">
        <text:list-item>
          <text:p text:style-name="P39"><text:bookmark text:name="_dbh0n1vac4c8"/>Deadline</text:p>
        </text:list-item>
      </text:list>
      <text:p text:style-name="Standard"><text:span text:style-name="T10">Deadline: </text:span><text:span text:style-name="T17">Thursday 22 September at 23:55.</text:span></text:p>
      <text:p text:style-name="Standard">This activity will have a particular evaluation:</text:p>
      <text:list xml:id="list1454024" text:style-name="WWNum4">
        <text:list-item>
          <text:p text:style-name="P26">25% of the grade: initial evaluation when the delivery deadline has passed</text:p>
        </text:list-item>
        <text:list-item>
          <text:p text:style-name="P29"><text:soft-page-break/>75% of the grade: <text:span text:style-name="T17">THREE SUBSEQUENT EVALUATIONS ON SURPRISE DATES WITHIN THE FIRST QUARTER</text:span> to check the proper use of the tool on a day-to-day basis.</text:p>
        </text:list-item>
      </text:list>
      <text:p text:style-name="P12"><text:span text:style-name="T11"><text:s/>❕</text:span><text:span text:style-name="T12"> </text:span><text:span text:style-name="T10">Attention: </text:span>Deadline is not extendable. If you do not deliver it in a timely manner, the grade for the activity will be 0.</text:p>
      <text:list xml:id="list12144162198854" text:continue-list="list3213858964" text:style-name="WWNum3">
        <text:list-item>
          <text:p text:style-name="P39"><text:bookmark text:name="_9maybllx2a09"/>Observations prior to carrying out assessable tasks</text:p>
        </text:list-item>
      </text:list>
      <text:list xml:id="list1315509352" text:style-name="WWNum2">
        <text:list-item>
          <text:p text:style-name="P31">The activities must be carried out in the language indicated in each activity. You have to try to do the grammar and spelling well.</text:p>
        </text:list-item>
      </text:list>
      <text:p text:style-name="P12"><text:span text:style-name="T11"><text:s/>❕</text:span><text:span text:style-name="T12"> </text:span><text:span text:style-name="T10">Attention: </text:span>Failure to comply with these considerations can reduce the grade up to 3 points.</text:p>
      <text:list xml:id="list12142412218484" text:continue-list="list12144162198854" text:style-name="WWNum3">
        <text:list-item>
          <text:p text:style-name="P39"><text:bookmark text:name="_mddm13ai61n6"/>Exercise 01</text:p>
        </text:list-item>
      </text:list>
      <text:p text:style-name="P11">Initially, we must create a personal account on the “ClickUp” project management site, <text:a xlink:type="simple" xlink:href="http://www.clickup.com" text:style-name="ListLabel_20_28" text:visited-style-name="ListLabel_20_28"><text:span text:style-name="T20">www.clickup.com</text:span></text:a>. Once the account is created, we will generate the following scheme to organize ourselves on a personal level (daily work in class and errands), using within our "Workspace" a "Space" and a "Control Panel". The elements of the "Space of work” are:</text:p>
      <text:list xml:id="list4273539137" text:style-name="WWNum1">
        <text:list-item>
          <text:p text:style-name="P28"><text:span text:style-name="T10">Space: </text:span>we must create a "Space" called "My Agenda". Within that “Space” we will have the following folders:</text:p>
          <text:list>
            <text:list-item>
              <text:p text:style-name="P33"><text:span text:style-name="T10">SMR folder:</text:span> folder that will include elements related to our training cycle (Microcomputer Systems and Networks). It is suggested that you have the following lists:</text:p>
              <text:list>
                <text:list-item>
                  <text:p text:style-name="P35"><text:span text:style-name="T10">Organization: </text:span>list to write down specific tasks to be carried out related to our studies (style “Read topic”, “Do exercise X”, “Perform Y of work Z”, etc.).</text:p>
                  <text:list>
                    <text:list-item>
                      <text:p text:style-name="P36">These tasks should have the possibility of being tagged as "Short term" (for those more urgent).</text:p>
                    </text:list-item>
                  </text:list>
                </text:list-item>
                <text:list-item>
                  <text:p text:style-name="P35"><text:span text:style-name="T10">Deadline</text:span>: list with delivery dates of tasks.</text:p>
                  <text:list>
                    <text:list-item>
                      <text:p text:style-name="P36">Each deadline registered on the list must indicate the actual date and a "deadline" date so that it does not notify.</text:p>
                    </text:list-item>
                    <text:list-item>
                      <text:p text:style-name="P37">They should be marked as done once submissions have been made.</text:p>
                    </text:list-item>
                  </text:list>
                </text:list-item>
                <text:list-item>
                  <text:p text:style-name="P35"><text:span text:style-name="T10">Exams: </text:span>list indicating exam dates<text:span text:style-name="T10">.</text:span></text:p>
                </text:list-item>
                <text:list-item>
                  <text:p text:style-name="P35"><text:span text:style-name="T10">Resources</text:span>: list compiling useful resources found on the Internet.</text:p>
                </text:list-item>
              </text:list>
            </text:list-item>
            <text:list-item>
              <text:p text:style-name="P33"><text:span text:style-name="T10">Personal Folder: </text:span>folder for our personal organization. The following lists are proposed:</text:p>
              <text:list>
                <text:list-item>
                  <text:p text:style-name="P35"><text:span text:style-name="T10">Errands: </text:span>list with personal errands to be carried out.</text:p>
                  <text:list>
                    <text:list-item>
                      <text:p text:style-name="P38">These tasks should have the possibility of being tagged as "Short term" (for those more urgent)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12143460862141" text:continue-numbering="true" text:style-name="WWNum1">
        <text:list-item>
          <text:p text:style-name="P27"><text:span text:style-name="T10">Control panel</text:span>: we will have to create a control panel that includes two widgets.</text:p>
          <text:list>
            <text:list-item>
              <text:p text:style-name="P34"><text:span text:style-name="T10">"Short-term tasks" widget</text:span>: widget that filters tasks by having a "Short-term" tag, obtained from both the "Organization" and "Errands" lists.</text:p>
            </text:list-item>
            <text:list-item>
              <text:p text:style-name="P34"><text:span text:style-name="T10">"Long-term tasks" widget</text:span>: widget that filters tasks by NOT having a "Short-term" tag, obtained from both the "Organization" and "Errands" lists.</text:p>
            </text:list-item>
          </text:list>
        </text:list-item>
        <text:list-item>
          <text:p text:style-name="P32"><text:span text:style-name="T10">Favourites</text:span>: we must pin (at the top of the screen) "<text:span text:style-name="T10">Favourites</text:span>" and add to "<text:span text:style-name="T10">Favourites</text:span>" at least the created "Control Panel" and other relevant lists if we believe it's necessary.</text:p>
        </text:list-item>
        <text:list-item>
          <text:p text:style-name="P32"><text:soft-page-break/><text:span text:style-name="T17">For the initial evaluation,</text:span> we must update the data of our "Workspace" with the current data of the different modules of the training cycle.</text:p>
        </text:list-item>
        <text:list-item>
          <text:p text:style-name="P30"><text:span text:style-name="T17">For the following evaluations,</text:span> must be updated to the data of the different modules of the training cycle at the time of the consultation (surprise).</text:p>
        </text:list-item>
      </text:list>
      <text:p text:style-name="P12"><text:span text:style-name="T9"><text:s/>📕 </text:span><text:span text:style-name="T10">To submit: </text:span>Demonstration in real time to your teachers of the status of the "Workspace" in each of the requested perio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2. Assessable activities 01</text:span></text:p>
      </style:header>
      <style:footer>
        <text:p text:style-name="MP4"><text:span text:style-name="MT1">Aplicaciones Ofimáticas (Office Applications)<text:tab/><text:tab/>Unit 02 - Page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0" meta:word-count="659" meta:character-count="3985" meta:non-whitespace-character-count="3388"/>
    <meta:generator>LibreOfficeDev/6.0.5.2$Linux_X86_64 LibreOffice_project/</meta:generator>
  </office:meta>
</office:document-meta>
</file>